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850" officeooo:paragraph-rsid="000a7850"/>
    </style:style>
    <style:style style:name="P2" style:family="paragraph" style:parent-style-name="Text_20_body">
      <style:text-properties officeooo:rsid="000a7850" officeooo:paragraph-rsid="000a78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micke-176415</text:p>
      <text:p text:style-name="Standard"/>
      <text:p text:style-name="P1">Micke_login</text:p>
      <text:p text:style-name="P1"/>
      <text:p text:style-name="P2">Here is your client ID</text:p>
      <text:p text:style-name="P1">794247244933-lnucp7ea95p4u4rluueo1ubcflg8n6k9.apps.googleusercontent.com </text:p>
      <text:p text:style-name="P1"/>
      <text:p text:style-name="P1">Here is your client secret</text:p>
      <text:p text:style-name="P1">934EbB9Yfxf5bZDpQR1MaYe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8:07:04.716751543</meta:creation-date>
    <dc:date>2017-08-10T18:31:05.148256312</dc:date>
    <meta:editing-duration>PT24M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4" meta:character-count="172" meta:non-whitespace-character-count="162"/>
  </office:meta>
</office:document-meta>
</file>